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ae712" officeooo:paragraph-rsid="000ae712"/>
    </style:style>
    <style:style style:name="P2" style:family="paragraph" style:parent-style-name="Text_20_body">
      <style:paragraph-properties>
        <style:tab-stops>
          <style:tab-stop style:position="16.034cm" style:type="right"/>
        </style:tab-stops>
      </style:paragraph-properties>
      <style:text-properties fo:color="#77bc65" loext:opacity="100%"/>
    </style:style>
    <style:style style:name="P3" style:family="paragraph" style:parent-style-name="Title">
      <style:text-properties fo:color="#77bc65" loext:opacity="100%"/>
    </style:style>
    <style:style style:name="P4" style:family="paragraph" style:parent-style-name="Standard">
      <style:paragraph-properties fo:text-align="start" style:justify-single-word="false"/>
      <style:text-properties officeooo:rsid="000afdd1" officeooo:paragraph-rsid="000ba01d"/>
    </style:style>
    <style:style style:name="P5" style:family="paragraph" style:parent-style-name="Standard">
      <style:paragraph-properties fo:text-align="start" style:justify-single-word="false"/>
      <style:text-properties officeooo:rsid="000ba857" officeooo:paragraph-rsid="000ba857"/>
    </style:style>
    <style:style style:name="P6" style:family="paragraph" style:parent-style-name="Standard" style:list-style-name="L1">
      <style:paragraph-properties fo:text-align="start" style:justify-single-word="false"/>
      <style:text-properties officeooo:rsid="000ae712" officeooo:paragraph-rsid="000ae712"/>
    </style:style>
    <style:style style:name="P7" style:family="paragraph" style:parent-style-name="Standard" style:list-style-name="L1">
      <style:paragraph-properties fo:text-align="start" style:justify-single-word="false"/>
      <style:text-properties officeooo:rsid="000ae712" officeooo:paragraph-rsid="000afdd1"/>
    </style:style>
    <style:style style:name="P8" style:family="paragraph" style:parent-style-name="Standard" style:list-style-name="L1">
      <style:paragraph-properties fo:text-align="start" style:justify-single-word="false"/>
      <style:text-properties officeooo:rsid="000afdd1" officeooo:paragraph-rsid="000afdd1"/>
    </style:style>
    <style:style style:name="P9" style:family="paragraph" style:parent-style-name="Standard" style:list-style-name="L1">
      <style:paragraph-properties fo:text-align="start" style:justify-single-word="false"/>
      <style:text-properties officeooo:rsid="000afdd1" officeooo:paragraph-rsid="000ba01d"/>
    </style:style>
    <style:style style:name="P10" style:family="paragraph" style:parent-style-name="Standard" style:list-style-name="L1">
      <style:paragraph-properties fo:text-align="start" style:justify-single-word="false"/>
      <style:text-properties officeooo:rsid="0011b3a4" officeooo:paragraph-rsid="0011b3a4"/>
    </style:style>
    <style:style style:name="T1" style:family="text">
      <style:text-properties officeooo:rsid="000ae712"/>
    </style:style>
    <style:style style:name="T2" style:family="text">
      <style:text-properties officeooo:rsid="000afdd1"/>
    </style:style>
    <style:style style:name="T3" style:family="text">
      <style:text-properties officeooo:rsid="000ba01d"/>
    </style:style>
    <style:style style:name="T4" style:family="text">
      <style:text-properties fo:color="#000000" loext:opacity="100%" officeooo:rsid="000ba01d"/>
    </style:style>
    <style:style style:name="T5" style:family="text">
      <style:text-properties officeooo:rsid="000ba857"/>
    </style:style>
    <style:style style:name="T6" style:family="text">
      <style:text-properties officeooo:rsid="000cd6f6"/>
    </style:style>
    <style:style style:name="T7" style:family="text">
      <style:text-properties officeooo:rsid="000d3f20"/>
    </style:style>
    <style:style style:name="T8" style:family="text">
      <style:text-properties officeooo:rsid="000e0906"/>
    </style:style>
    <style:style style:name="T9" style:family="text">
      <style:text-properties officeooo:rsid="000f3b93"/>
    </style:style>
    <style:style style:name="T10" style:family="text">
      <style:text-properties officeooo:rsid="00110e7b"/>
    </style:style>
    <style:style style:name="T11" style:family="text">
      <style:text-properties officeooo:rsid="001174b4"/>
    </style:style>
    <style:style style:name="T12" style:family="text">
      <style:text-properties officeooo:rsid="0011b3a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text:span text:style-name="T1">NTREVISTA</text:span> AgriVall</text:p>
      <text:p text:style-name="P2"><text:tab/><text:span text:style-name="T4">Javier Peiro</text:span></text:p>
      <text:list text:style-name="L1">
        <text:list-item>
          <text:p text:style-name="P6">OBJETIVO DE LA ENTREVISTA</text:p>
          <text:list>
            <text:list-item>
              <text:p text:style-name="P7">Nuestro principal objetivo en esta entrevista es tener una visión más específica sobre las necesidades de la empresa y <text:span text:style-name="T2">profundizar lo suficiente en la</text:span> idea para empezar a trabajar en ella.</text:p>
            </text:list-item>
            <text:list-item>
              <text:p text:style-name="P8">Analizar los requisitos que va a tener la propia web.</text:p>
            </text:list-item>
            <text:list-item>
              <text:p text:style-name="P8">Informar al <text:span text:style-name="T1">al cliente </text:span>y<text:span text:style-name="T1"> encontrar el tipo de página que mejor se ajusta a sus necesidades.</text:span></text:p>
            </text:list-item>
          </text:list>
        </text:list-item>
      </text:list>
      <text:p text:style-name="P1"/>
      <text:list text:continue-numbering="true" text:style-name="L1">
        <text:list-item>
          <text:p text:style-name="P6">PREGUNTAS <text:s/>A REALIZAR</text:p>
          <text:list>
            <text:list-item>
              <text:p text:style-name="P8">¿Que idea <text:span text:style-name="T12">general</text:span> tiene para la página?</text:p>
            </text:list-item>
            <text:list-item>
              <text:p text:style-name="P6">¿A que público objetivo <text:span text:style-name="T12">se </text:span><text:span text:style-name="T2">quiere dirigir AgriVall</text:span>?</text:p>
            </text:list-item>
            <text:list-item>
              <text:p text:style-name="P8">¿Quisiera involucrar más a los agricultores en el proceso?</text:p>
            </text:list-item>
            <text:list-item>
              <text:p text:style-name="P8">¿Quiere expandir su marca en redes? En caso afirmativo, quisiera implementarlo en la web?</text:p>
            </text:list-item>
            <text:list-item>
              <text:p text:style-name="P10">¿Que diseño quiere para la web?</text:p>
            </text:list-item>
            <text:list-item>
              <text:p text:style-name="P8">¿Que que tipo de imagen corporativa quiere dar?</text:p>
            </text:list-item>
            <text:list-item>
              <text:p text:style-name="P8">¿Cuantos apartados cree que necesitará la web?</text:p>
            </text:list-item>
            <text:list-item>
              <text:p text:style-name="P10">¿Como quiere que sea cada apartado?</text:p>
            </text:list-item>
            <text:list-item>
              <text:p text:style-name="P8">¿Quiere que se pueda comprar en la propia web? <text:span text:style-name="T12">en caso afirmativo,</text:span> como tiene organizada la logística y en que zona tiene pensado vender?</text:p>
            </text:list-item>
            <text:list-item>
              <text:p text:style-name="P9">¿Estaría usted cómodo con la idea de implementar un <text:span text:style-name="T3">pequeño </text:span>chat con IA para aclarar dudas de los posibles clientes?</text:p>
            </text:list-item>
          </text:list>
        </text:list-item>
      </text:list>
      <text:p text:style-name="P4"/>
      <text:p text:style-name="P4"/>
      <text:p text:style-name="P4">-<text:span text:style-name="T5">Empresa familiar</text:span></text:p>
      <text:p text:style-name="P5">-Te camps de Olivos en la vall de gallinera y de cirers.</text:p>
      <text:p text:style-name="P5">-Te tres sectors, agrivall cultius (cirers), de les herbes mengíboles(Comestibles), está insroduïnt estes herbes en el tema ensalades.</text:p>
      <text:p text:style-name="P5">-Volen aquilar la mitat de un almaçen per a semanes que han obrat com una casa rural. (tota sançera, amb 3 habitacions)<text:line-break/><text:line-break/>- De la página antigua le puede llegar a gustar que tenga mensajes que refuercen que son ecológicos.<text:line-break/>-Otra parte que le gusta es la de la historia familiar, aunque sea larga ahoramismo, si debería de hacer referencia.</text:p>
      <text:p text:style-name="P5">-Quisiera que Agrivall fuera el paraguas y quiere separar aunque este en el la marca herbes mengívoles, la casella y agrivall cultius(cereza, está más consolidada).</text:p>
      <text:p text:style-name="P5">-Quiere e-commerce.</text:p>
      <text:p text:style-name="P5">-Quiere que la web tenga verde y rojo cereza. <text:span text:style-name="T6">(La casa pot estar de fondo).</text:span></text:p>
      <text:p text:style-name="P5">-<text:span text:style-name="T6">No le gustan los colores de la página actual porque está muy apagada.</text:span></text:p>
      <text:p text:style-name="P5">-<text:span text:style-name="T6">Quiere que en el logo sea mas profesional, si se implementan elementos que sea más figurativo.</text:span></text:p>
      <text:p text:style-name="P5">-<text:span text:style-name="T6">Quiere visibilizar principalmente lo que hacen y que tienen cultivos ecológico (En parcelas tienen un certificado de producción ecológica). Aunque quiere que la parte de venta esté bien visibilizada. Aunque lo de las hierbas es más dificil de vender y visibilizar, así que no vol venderles directamente, quiere que sea meramente informativa y si algún restaurante tiene intención, contactar.</text:span></text:p>
      <text:p text:style-name="P5">-<text:span text:style-name="T6">La casa no vol alquilarla automaticament, vol un calendari lliure/ocupat de reserves, i després un teléfon per a fer la reserva (Res automatic).</text:span></text:p>
      <text:p text:style-name="P5"><text:soft-page-break/>-<text:span text:style-name="T6">Vende cerezas, albaricoque y nueces.</text:span></text:p>
      <text:p text:style-name="P5">-<text:span text:style-name="T6">La cereza es lo que quiere que más visbilidad tenga. (Da caché)</text:span></text:p>
      <text:p text:style-name="P5">-<text:span text:style-name="T7">La web tiene que estar en Castellano y Valenciano (Aunque sea en el futuro, si se pueden evitar banderas mejor).</text:span></text:p>
      <text:p text:style-name="P5">-<text:span text:style-name="T7">Quiere seguir teniendo el blog de wordpress pero solo presentando las noticias, sin respuestas.</text:span></text:p>
      <text:p text:style-name="P5">-<text:span text:style-name="T7">certificado ecologico presente nadamas entrar.<text:line-break/>-Sistema de reviews e-commerce o puntuació en els productes y en el alquiler de la casa.</text:span></text:p>
      <text:p text:style-name="P5">-<text:span text:style-name="T7">Al entrar poc de texte y mes visual. (CALL TO ACTION).</text:span></text:p>
      <text:p text:style-name="P5">-<text:span text:style-name="T7">Puede que le guste que se vean fotos con su familia de fondo trabajando.</text:span></text:p>
      <text:p text:style-name="P5">-<text:span text:style-name="T8">Hay que tener presente la politica de confidencialidad. Y que haga referencia a la ley de servicios de lainformación. (Generador de aviso legal).legales.zimrre.com/plantilla-de-aviso-legal</text:span></text:p>
      <text:p text:style-name="P5">-<text:span text:style-name="T8">Que sea adaptable a distintos dispositivos.</text:span></text:p>
      <text:p text:style-name="P5">-<text:span text:style-name="T8">Reservar dominions por ejemplo .com, .eu, .es.</text:span></text:p>
      <text:p text:style-name="P5">-<text:span text:style-name="T9">Mejorar Slogan.</text:span></text:p>
      <text:p text:style-name="P5">-<text:span text:style-name="T9">La cereza al menos cajas de 5 kg, albaricoque también, caja de 5 kg, nueces formato 2kg.</text:span></text:p>
      <text:p text:style-name="P5">-<text:span text:style-name="T9">Soles vol un “backoffie” lleuger de admin.<text:line-break/>-En la part del ecommerce, si algú vol més <text:s/>un formulari o teléfon.</text:span></text:p>
      <text:p text:style-name="P5">-<text:span text:style-name="T9">Sols repartix en la peninsula, pasarela de pago web y bizum.<text:line-break/>-</text:span><text:span text:style-name="T10">Para mas dudas tengo 1 E-Mail </text:span><text:span text:style-name="T11">a KIKE para navidades</text:span><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4:37:27.440557450</meta:creation-date>
    <dc:date>2024-12-27T11:33:57.426076074</dc:date>
    <meta:editing-duration>PT18M10S</meta:editing-duration>
    <meta:editing-cycles>7</meta:editing-cycles>
    <meta:generator>LibreOffice/24.2.7.2$Linux_X86_64 LibreOffice_project/420$Build-2</meta:generator>
    <meta:print-date>2024-12-18T15:42:34.866949819</meta:print-date>
    <meta:printed-by>Archivos PDF</meta:printed-by>
    <meta:document-statistic meta:table-count="0" meta:image-count="0" meta:object-count="0" meta:page-count="2" meta:paragraph-count="42" meta:word-count="631" meta:character-count="3779" meta:non-whitespace-character-count="3201"/>
  </office:meta>
</office:document-meta>
</file>